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85495000368320441BBD2.wmf" manifest:media-type=""/>
  <manifest:file-entry manifest:full-path="Pictures/200000090007B35A0005A0D8E36A2286.wmf" manifest:media-type=""/>
  <manifest:file-entry manifest:full-path="Pictures/20000009000619250003C26CECA7F461.wmf" manifest:media-type=""/>
  <manifest:file-entry manifest:full-path="Pictures/200000090007B35A0005A0D81727A3A2.wmf" manifest:media-type=""/>
  <manifest:file-entry manifest:full-path="Pictures/2000000900068948000274CDA560A402.wmf" manifest:media-type=""/>
  <manifest:file-entry manifest:full-path="Pictures/2000000A000487350004353FD0F073E0.wmf" manifest:media-type=""/>
  <manifest:file-entry manifest:full-path="Pictures/20000009000487350004353FB56029CF.wmf" manifest:media-type=""/>
  <manifest:file-entry manifest:full-path="Pictures/200000090008130F00063F7D4FF9330B.wmf" manifest:media-type=""/>
  <manifest:file-entry manifest:full-path="Pictures/200000090008130F00063F7D9545B348.wmf" manifest:media-type=""/>
  <manifest:file-entry manifest:full-path="Pictures/200000090007B35A0005A0D8A13EDC8E.wmf" manifest:media-type=""/>
  <manifest:file-entry manifest:full-path="Pictures/200000090008130F00063F7D55A343BA.wmf" manifest:media-type=""/>
  <manifest:file-entry manifest:full-path="Pictures/2000000900068948000274CD18BF508A.wmf" manifest:media-type=""/>
  <manifest:file-entry manifest:full-path="Pictures/200000090007B35A0005A0D8B8EA526C.wmf" manifest:media-type=""/>
  <manifest:file-entry manifest:full-path="Pictures/200000090008549500036832776B6094.wmf" manifest:media-type=""/>
  <manifest:file-entry manifest:full-path="Pictures/200000090008130F00063F7DE2A57812.wmf" manifest:media-type=""/>
  <manifest:file-entry manifest:full-path="Pictures/200000090008130F00063F7D524BD322.wmf" manifest:media-type=""/>
  <manifest:file-entry manifest:full-path="Pictures/200000090008130F00063F7DF8FBA339.wmf" manifest:media-type=""/>
  <manifest:file-entry manifest:full-path="Pictures/20000009000487350004353F7F32D1A2.wmf" manifest:media-type=""/>
  <manifest:file-entry manifest:full-path="Pictures/200000090007B35A0005A0D8FD2E7F7A.wmf" manifest:media-type=""/>
  <manifest:file-entry manifest:full-path="Pictures/200000090008130F00063F7DE0490EB7.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0pt" fo:language="de" fo:country="DE" style:font-size-asian="10pt"/>
    </style:style>
    <style:style style:name="P2" style:family="paragraph" style:parent-style-name="Standard" style:master-page-name="Standard">
      <style:paragraph-properties style:page-number="auto"/>
    </style:style>
    <style:style style:name="T1" style:family="text">
      <style:text-properties style:font-name="Times New Roman1" fo:font-size="10pt" fo:language="de" fo:country="DE" style:font-size-asian="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Übung1</text:span></text:p>
      <text:p text:style-name="Standard"><text:span text:style-name="T1">Optimierung Maschinenmagazin</text:span></text:p>
      <text:p text:style-name="P1"/>
      <text:p text:style-name="Standard"><text:span text:style-name="T1">Ausgangssituation:</text:span></text:p>
      <text:p text:style-name="P1"/>
      <text:p text:style-name="P1"/>
      <text:p text:style-name="Standard"><text:span text:style-name="T1">Problem, Aufgabe:</text:span></text:p>
      <text:p text:style-name="P1"/>
      <text:p text:style-name="Standard"><text:span text:style-name="T1">Vorgehen:</text:span></text:p>
      <text:p text:style-name="P1"/>
      <text:p text:style-name="Standard"><text:span text:style-name="T1">Wir bilden mit Taylor eine ereignisgesteuerte Simulation des Arbeitsflusses ab.</text:span></text:p>
      <text:p text:style-name="Standard"><draw:frame draw:style-name="fr1" text:anchor-type="as-char" svg:width="19.999cm" svg:height="15.475cm" draw:z-index="0"><draw:image xlink:href="Pictures/200000090008130F00063F7D4FF9330B.wmf" xlink:type="simple" xlink:show="embed" xlink:actuate="onLoad"/></draw:frame></text:p>
      <text:p text:style-name="P1"/>
      <text:p text:style-name="Standard"><text:span text:style-name="T1">Der Magazinarbeiter hat folgende Eigenschaften:</text:span></text:p>
      <text:p text:style-name="Standard"><text:soft-page-break/><draw:frame draw:style-name="fr1" text:anchor-type="as-char" svg:width="19.073cm" svg:height="13.94cm" draw:z-index="1"><draw:image xlink:href="Pictures/200000090007B35A0005A0D8B8EA526C.wmf" xlink:type="simple" xlink:show="embed" xlink:actuate="onLoad"/></draw:frame></text:p>
      <text:p text:style-name="Standard"><text:span text:style-name="T1">Der Magazinarbeiter braucht 60s für einen Arbeitsvorgang.</text:span></text:p>
      <text:p text:style-name="P1"/>
      <text:p text:style-name="Standard"><text:span text:style-name="T1">Die Maschine wird von einem Maschinenbediener bedient, im der Übung wird zwischen beiden nicht unterschieden.</text:span></text:p>
      <text:p text:style-name="P1"/>
      <text:p text:style-name="Standard"><text:span text:style-name="T1">Die Maschine hat folgende Eigenschaften:</text:span></text:p>
      <text:p text:style-name="Standard"><text:soft-page-break/><draw:frame draw:style-name="fr1" text:anchor-type="as-char" svg:width="19.073cm" svg:height="13.94cm" draw:z-index="2"><draw:image xlink:href="Pictures/200000090007B35A0005A0D8A13EDC8E.wmf" xlink:type="simple" xlink:show="embed" xlink:actuate="onLoad"/></draw:frame></text:p>
      <text:p text:style-name="Standard"><text:span text:style-name="T1">Der Arbeitszyklus einer Maschine dauert ebenfalls 60s.</text:span></text:p>
      <text:p text:style-name="P1"/>
      <text:p text:style-name="Standard"><text:span text:style-name="T1">Im Parameter-Fenster des Magazinarbeiters wird im Bereich "Element Parameters" über den Button "More" ein Fenster zum Festlegen der Verfügbarkeit geöffnet. In diesem Fenster wird über die Einstellung "Availibilty" dem Magazinarbeiter die Zeittabelle "Timetable1" zugeordnet:</text:span></text:p>
      <text:p text:style-name="Standard"><text:soft-page-break/><draw:frame draw:style-name="fr1" text:anchor-type="as-char" svg:width="20.634cm" svg:height="8.438cm" draw:z-index="3"><draw:image xlink:href="Pictures/200000090008549500036832776B6094.wmf" xlink:type="simple" xlink:show="embed" xlink:actuate="onLoad"/></draw:frame></text:p>
      <text:p text:style-name="P1"/>
      <text:p text:style-name="Standard"><text:span text:style-name="T1">Im Parameter-Fenster der Maschine wird im Bereich "Element Parameters" über den Button "More" ein Fenster zum Festlegen der Verfügbarkeit geöffnet. In diesem Fenster wird über die Einstellung "Availibilty" der Maschine die Zeittabelle "Timetable2" zugeordnet:</text:span></text:p>
      <text:p text:style-name="Standard"><draw:frame draw:style-name="fr1" text:anchor-type="as-char" svg:width="20.634cm" svg:height="8.438cm" draw:z-index="4"><draw:image xlink:href="Pictures/2000000900085495000368320441BBD2.wmf" xlink:type="simple" xlink:show="embed" xlink:actuate="onLoad"/></draw:frame></text:p>
      <text:p text:style-name="P1"/>
      <text:p text:style-name="Standard"><text:span text:style-name="T1">Nun werden die Verfügbarkeitszeiten in den Zeittabellen festgelegt, über den Menüpunkt im Hauptmenü</text:span></text:p>
      <text:p text:style-name="Standard"><text:span text:style-name="T1">"Model / Timetables":</text:span></text:p>
      <text:p text:style-name="P1"/>
      <text:p text:style-name="Standard"><text:span text:style-name="T1">Zeittabelle 1 für den Magazinarbeiter</text:span></text:p>
      <text:p text:style-name="Standard"><text:soft-page-break/><draw:frame draw:style-name="fr1" text:anchor-type="as-char" svg:width="16.189cm" svg:height="6.084cm" draw:z-index="5"><draw:image xlink:href="Pictures/2000000900068948000274CD18BF508A.wmf" xlink:type="simple" xlink:show="embed" xlink:actuate="onLoad"/></draw:frame></text:p>
      <text:p text:style-name="Standard"><text:span text:style-name="T1">3600s = 1 h, 8 Arbeitsstunden, 1 Stunde Pause in der 5.ten Stunde</text:span></text:p>
      <text:p text:style-name="P1"/>
      <text:p text:style-name="Standard"><text:span text:style-name="T1">Zeittabelle 2 für die Maschine bzw. den Maschinenbediener:</text:span></text:p>
      <text:p text:style-name="Standard"><draw:frame draw:style-name="fr1" text:anchor-type="as-char" svg:width="16.189cm" svg:height="6.084cm" draw:z-index="6"><draw:image xlink:href="Pictures/2000000900068948000274CDA560A402.wmf" xlink:type="simple" xlink:show="embed" xlink:actuate="onLoad"/></draw:frame></text:p>
      <text:p text:style-name="Standard"><text:span text:style-name="T1">3600s = 1 h, 8 Arbeitsstunden, 1 Stunde Pause in der 4.ten Stunde</text:span></text:p>
      <text:p text:style-name="P1"/>
      <text:p text:style-name="Standard"><text:span text:style-name="T1">Über den Hauptmenüpunkt "Settings / Simulate" weisen wir durch die Aktivierung der Checkoption "Store History" das</text:span></text:p>
      <text:p text:style-name="Standard"><text:span text:style-name="T1">System an, statistische Daten für spätere Auswertungen aufzuzeichnen.</text:span></text:p>
      <text:p text:style-name="Standard"><text:soft-page-break/><draw:frame draw:style-name="fr1" text:anchor-type="as-char" svg:width="15.104cm" svg:height="9.312cm" draw:z-index="7"><draw:image xlink:href="Pictures/20000009000619250003C26CECA7F461.wmf" xlink:type="simple" xlink:show="embed" xlink:actuate="onLoad"/></draw:frame></text:p>
      <text:p text:style-name="P1"/>
      <text:p text:style-name="Standard"><text:span text:style-name="T1">Danach starten wir im Hauptbildschirm die Simulation über die Taste F4.</text:span></text:p>
      <text:p text:style-name="P1"/>
      <text:p text:style-name="Standard"><text:span text:style-name="T1">Auswertung:</text:span></text:p>
      <text:p text:style-name="Standard"><text:span text:style-name="T1">Durch Druck auf den Button "Graph" in der Button-Leiste des Hauptbildschirms wird das Fenster mit den Parameter für die graphische Auswertung geöffnet. </text:span></text:p>
      <text:p text:style-name="P1"/>
      <text:p text:style-name="Standard"><text:span text:style-name="T1">Auswertung des Magazinfüllstand:</text:span></text:p>
      <text:p text:style-name="P1"/>
      <text:p text:style-name="Standard"><text:span text:style-name="T1">Es soll das das Magazin repräsentierende Element "Buff_2" ausgewertet werden, in der Darstellung einer Graphik vom Typ "Queue graph".</text:span></text:p>
      <text:p text:style-name="Standard"><text:soft-page-break/><draw:frame draw:style-name="fr1" text:anchor-type="as-char" svg:width="11.215cm" svg:height="10.423cm" draw:z-index="8"><draw:image xlink:href="Pictures/2000000A000487350004353FD0F073E0.wmf" xlink:type="simple" xlink:show="embed" xlink:actuate="onLoad"/></draw:frame></text:p>
      <text:p text:style-name="P1"/>
      <text:p text:style-name="Standard"><text:span text:style-name="T1">Nach Druck auf den Button "View" in diesem Fenster wird die Graphik dargestellt:</text:span></text:p>
      <text:p text:style-name="Standard"><text:soft-page-break/><draw:frame draw:style-name="fr1" text:anchor-type="as-char" svg:width="19.999cm" svg:height="15.475cm" draw:z-index="9"><draw:image xlink:href="Pictures/200000090008130F00063F7D9545B348.wmf" xlink:type="simple" xlink:show="embed" xlink:actuate="onLoad"/></draw:frame><text:span text:style-name="T1"> </text:span></text:p>
      <text:p text:style-name="Standard"><text:span text:style-name="T1">Man sieht, wann das Magazin voll ist (11), und wann es leer ist (0).</text:span></text:p>
      <text:p text:style-name="P1"/>
      <text:p text:style-name="Standard"><text:span text:style-name="T1">Auswertung der Auslastung:</text:span></text:p>
      <text:p text:style-name="P1"/>
      <text:p text:style-name="Standard"><text:span text:style-name="T1">Es soll das den Magazinarbeiter repräsentierende Element "InOu_1" ausgewertet werden, in der Darstellung einer Graphik vom Typ "Utilisation pie".</text:span></text:p>
      <text:p text:style-name="Standard"><text:soft-page-break/><draw:frame draw:style-name="fr1" text:anchor-type="as-char" svg:width="11.215cm" svg:height="10.423cm" draw:z-index="10"><draw:image xlink:href="Pictures/20000009000487350004353F7F32D1A2.wmf" xlink:type="simple" xlink:show="embed" xlink:actuate="onLoad"/></draw:frame></text:p>
      <text:p text:style-name="Standard"><text:span text:style-name="T1">x</text:span></text:p>
      <text:p text:style-name="Standard"><text:soft-page-break/><draw:frame draw:style-name="fr1" text:anchor-type="as-char" svg:width="19.999cm" svg:height="15.475cm" draw:z-index="11"><draw:image xlink:href="Pictures/200000090008130F00063F7DF8FBA339.wmf" xlink:type="simple" xlink:show="embed" xlink:actuate="onLoad"/></draw:frame></text:p>
      <text:p text:style-name="Standard"><text:span text:style-name="T1">Auswertung der Auslastung der Maschine:</text:span></text:p>
      <text:p text:style-name="Standard"><text:soft-page-break/><draw:frame draw:style-name="fr1" text:anchor-type="as-char" svg:width="11.215cm" svg:height="10.423cm" draw:z-index="12"><draw:image xlink:href="Pictures/20000009000487350004353FB56029CF.wmf" xlink:type="simple" xlink:show="embed" xlink:actuate="onLoad"/></draw:frame></text:p>
      <text:p text:style-name="Standard"><text:span text:style-name="T1">x</text:span></text:p>
      <text:p text:style-name="Standard"><text:soft-page-break/><draw:frame draw:style-name="fr1" text:anchor-type="as-char" svg:width="19.999cm" svg:height="15.475cm" draw:z-index="13"><draw:image xlink:href="Pictures/200000090008130F00063F7DE2A57812.wmf" xlink:type="simple" xlink:show="embed" xlink:actuate="onLoad"/></draw:frame></text:p>
      <text:p text:style-name="P1"/>
      <text:p text:style-name="Standard"><text:span text:style-name="T1">Optimierung:</text:span></text:p>
      <text:p text:style-name="P1"/>
      <text:p text:style-name="Standard"><text:span text:style-name="T1">Magazingröße 100: blk=0, idle = 0</text:span></text:p>
      <text:p text:style-name="Standard"><text:span text:style-name="T1">Magazingröße 50: blk=2%, idle = 2%</text:span></text:p>
      <text:p text:style-name="Standard"><text:span text:style-name="T1">Magazingröße 75: blk=0, idle = 0</text:span></text:p>
      <text:p text:style-name="Standard"><text:span text:style-name="T1">Magazingröße 63: blk=0, idle = 0</text:span></text:p>
      <text:p text:style-name="P1"/>
      <text:p text:style-name="Standard"><text:span text:style-name="T1">Magazingröße 56</text:span></text:p>
      <text:p text:style-name="Standard"><text:soft-page-break/><draw:frame draw:style-name="fr1" text:anchor-type="as-char" svg:width="19.073cm" svg:height="13.94cm" draw:z-index="14"><draw:image xlink:href="Pictures/200000090007B35A0005A0D81727A3A2.wmf" xlink:type="simple" xlink:show="embed" xlink:actuate="onLoad"/></draw:frame></text:p>
      <text:p text:style-name="Standard"><text:span text:style-name="T1">x</text:span></text:p>
      <text:p text:style-name="Standard"><text:soft-page-break/><draw:frame draw:style-name="fr1" text:anchor-type="as-char" svg:width="19.999cm" svg:height="15.475cm" draw:z-index="15"><draw:image xlink:href="Pictures/200000090008130F00063F7D55A343BA.wmf" xlink:type="simple" xlink:show="embed" xlink:actuate="onLoad"/></draw:frame></text:p>
      <text:p text:style-name="Standard"><text:span text:style-name="T1">blk=1, idle = 1</text:span></text:p>
      <text:p text:style-name="P1"/>
      <text:p text:style-name="Standard"><text:span text:style-name="T1">Magazingröße 57:</text:span></text:p>
      <text:p text:style-name="Standard"><text:soft-page-break/><draw:frame draw:style-name="fr1" text:anchor-type="as-char" svg:width="19.073cm" svg:height="13.94cm" draw:z-index="16"><draw:image xlink:href="Pictures/200000090007B35A0005A0D8E36A2286.wmf" xlink:type="simple" xlink:show="embed" xlink:actuate="onLoad"/></draw:frame></text:p>
      <text:p text:style-name="P1"/>
      <text:p text:style-name="Standard"><text:span text:style-name="T1">blk=0, idle = 0, rest=1%</text:span></text:p>
      <text:p text:style-name="Standard"><text:span text:style-name="T1">Mitarbeiter ist "gerade einen Tick nicht ausgelastet".</text:span></text:p>
      <text:p text:style-name="Standard"><text:soft-page-break/><draw:frame draw:style-name="fr1" text:anchor-type="as-char" svg:width="19.999cm" svg:height="15.475cm" draw:z-index="17"><draw:image xlink:href="Pictures/200000090008130F00063F7DE0490EB7.wmf" xlink:type="simple" xlink:show="embed" xlink:actuate="onLoad"/></draw:frame></text:p>
      <text:p text:style-name="Standard"><text:span text:style-name="T1">x</text:span></text:p>
      <text:p text:style-name="Standard"><text:span text:style-name="T1">Magazingröße 58:</text:span></text:p>
      <text:p text:style-name="Standard"><text:soft-page-break/><draw:frame draw:style-name="fr1" text:anchor-type="as-char" svg:width="19.073cm" svg:height="13.94cm" draw:z-index="18"><draw:image xlink:href="Pictures/200000090007B35A0005A0D8FD2E7F7A.wmf" xlink:type="simple" xlink:show="embed" xlink:actuate="onLoad"/></draw:frame></text:p>
      <text:p text:style-name="Standard"><text:span text:style-name="T1">x</text:span></text:p>
      <text:p text:style-name="Standard"><text:soft-page-break/><draw:frame draw:style-name="fr1" text:anchor-type="as-char" svg:width="19.999cm" svg:height="15.475cm" draw:z-index="19"><draw:image xlink:href="Pictures/200000090008130F00063F7D524BD322.wmf" xlink:type="simple" xlink:show="embed" xlink:actuate="onLoad"/></draw:frame></text:p>
      <text:p text:style-name="Standard"><text:span text:style-name="T1">blk=0, idle = 0</text:span></text:p>
      <text:p text:style-name="P1"/>
      <text:p text:style-name="Standard"><text:span text:style-name="T1">Schlußbetrachtung:</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0" meta:object-count="0" meta:page-count="18" meta:paragraph-count="69" meta:word-count="370" meta:character-count="2624" meta:non-whitespace-character-count="2281"/>
    <meta:generator>LibreOffice/3.6$Windows_x86 LibreOffice_project/e183d5b-f8ccaf6-3804794-95b4be8-895629</meta:generator>
  </office:meta>
</office:document-meta>
</file>